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istenceExceptionTranslationAdvisorTests.createProxy( RepositoryInterfaceImpl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ersistenceExceptionTranslationAdvisorTests.translationNeededForTheseExce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istenceExceptionTranslationAdvisorTests.addPersistenceExceptionTranslation( ProxyFactory pf , PersistenceExceptionTranslator p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InterfaceImpl.noThrowsClau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ersistenceExceptionTranslationAdvisorTests.translationNeededForTheseExceptionsOnInherited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istenceExceptionTranslationAdvisorTests.translationNeededForTheseExceptionsWithCustomStereo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istenceExceptionTranslationAdvisorTests.translationNeededForTheseExceptionsOn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istenceExceptionTranslationAdvisorTests.translationNeededForTheseExceptionsOn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istenceExceptionTranslationAdvisorTests.translationNotNeededForTheseExce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ersistenceExceptionTranslationAdvisorTests.noTranslationNee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ersistenceExceptionTranslationAdvisorTests.doTestTranslationNeededForTheseExceptions( RepositoryInterfaceImpl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positoryInterfaceImpl.throwsPersistenceExce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ositoryInterfaceImpl.setBehavior( RuntimeException r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